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199cm" fo:margin-right="0.199cm" fo:text-indent="0cm" style:auto-text-indent="false" style:page-number="auto" fo:background-color="transparent" style:shadow="none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.199cm" fo:margin-right="0.199cm" fo:text-indent="0cm" style:auto-text-indent="false" fo:background-color="transparent" style:shadow="none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.199cm" fo:margin-right="0.199cm" fo:text-indent="0cm" style:auto-text-indent="false" fo:background-color="transparent" style:shadow="none">
        <style:background-image/>
      </style:paragraph-properties>
      <style:text-properties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 style:list-style-name="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5" style:family="paragraph" style:parent-style-name="Standard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7" style:family="paragraph" style:parent-style-name="Standard" style:list-style-name="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2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Standard" style:list-style-name="L4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11" style:family="paragraph" style:parent-style-name="Standard" style:list-style-name="L8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12" style:family="paragraph" style:parent-style-name="Standard" style:list-style-name="L9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13" style:family="paragraph" style:parent-style-name="Standard" style:list-style-name="L10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14" style:family="paragraph" style:parent-style-name="Standard" style:list-style-name="L11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15" style:family="paragraph" style:parent-style-name="Standard" style:list-style-name="L12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16" style:family="paragraph" style:parent-style-name="Standard" style:list-style-name="L13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17" style:family="paragraph" style:parent-style-name="Standard" style:list-style-name="L14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 fo:font-weight="normal" style:font-weight-asian="normal" style:font-weight-complex="normal"/>
    </style:style>
    <style:style style:name="P18" style:family="paragraph" style:parent-style-name="Standard">
      <style:paragraph-properties fo:margin-left="0.199cm" fo:margin-right="0.199cm" fo:text-align="start" style:justify-single-word="false" fo:text-indent="0cm" style:auto-text-indent="false" fo:background-color="transparent" style:shadow="none" style:text-autospace="none">
        <style:background-image/>
      </style:paragraph-properties>
      <style:text-properties style:font-name="Times New Roman"/>
    </style:style>
    <style:style style:name="P19" style:family="paragraph" style:parent-style-name="Standard" style:list-style-name="">
      <style:paragraph-properties fo:margin-left="0.199cm" fo:margin-right="0.199cm" fo:text-indent="0cm" style:auto-text-indent="false" fo:background-color="transparent" style:shadow="none" style:text-autospace="none">
        <style:background-image/>
      </style:paragraph-properties>
      <style:text-properties style:font-name="Times New Roman" fo:font-style="italic" style:font-style-asian="italic" style:font-style-complex="italic"/>
    </style:style>
    <style:style style:name="P20" style:family="paragraph" style:parent-style-name="Standard" style:list-style-name="">
      <style:paragraph-properties fo:margin-left="0.199cm" fo:margin-right="0.199cm" fo:text-indent="0cm" style:auto-text-indent="false" fo:background-color="transparent" style:shadow="none" style:text-autospace="none">
        <style:background-image/>
      </style:paragraph-properties>
      <style:text-properties style:font-name="Times New Roman" fo:font-style="normal" style:font-style-asian="normal" style:font-style-complex="normal"/>
    </style:style>
    <style:style style:name="P21" style:family="paragraph" style:parent-style-name="Standard" style:list-style-name="">
      <style:paragraph-properties fo:margin-left="0.199cm" fo:margin-right="0.199cm" fo:text-indent="0cm" style:auto-text-indent="false" fo:background-color="transparent" style:shadow="none" style:text-autospace="none">
        <style:background-image/>
      </style:paragraph-properties>
      <style:text-properties style:font-name="TimesNewRomanPSM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name-asian="TimesNewRomanPS-BoldItalicMT" style:font-size-asian="12pt" style:font-style-asian="italic" style:font-name-complex="TimesNewRomanPS-BoldItalicMT" style:font-size-complex="12pt" style:font-style-complex="italic"/>
    </style:style>
    <style:style style:name="T3" style:family="text">
      <style:text-properties fo:font-size="12pt" style:font-name-asian="OpenSymbol" style:font-size-asian="12pt" style:font-name-complex="OpenSymbol" style:font-size-complex="12pt"/>
    </style:style>
    <style:style style:name="T4" style:family="text">
      <style:text-properties fo:font-size="12pt" style:font-name-asian="TimesNewRomanPSMT" style:font-size-asian="12pt" style:font-name-complex="TimesNewRomanPSMT" style:font-size-complex="12pt"/>
    </style:style>
    <style:style style:name="T5" style:family="text">
      <style:text-properties fo:font-size="12pt" style:text-underline-style="none" style:font-name-asian="TimesNewRomanPSMT" style:font-size-asian="12pt" style:font-name-complex="TimesNewRomanPSMT" style:font-size-complex="12pt"/>
    </style:style>
    <style:style style:name="T6" style:family="text">
      <style:text-properties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7" style:family="text">
      <style:text-properties fo:font-size="12pt" style:font-name-asian="TimesNewRomanPS-ItalicMT" style:font-size-asian="12pt" style:font-name-complex="TimesNewRomanPS-ItalicMT" style:font-size-complex="12pt"/>
    </style:style>
    <style:style style:name="T8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" style:family="text">
      <style:text-properties style:text-underline-style="none"/>
    </style:style>
    <style:style style:name="T10" style:family="text">
      <style:text-properties fo:font-style="italic" style:font-name-asian="TimesNewRomanPS-ItalicMT" style:font-style-asian="italic" style:font-name-complex="TimesNewRomanPS-ItalicMT" style:font-style-complex="italic"/>
    </style:style>
    <style:style style:name="T11" style:family="text">
      <style:text-properties fo:font-style="italic" style:font-name-asian="TimesNewRomanPS-BoldItalicMT" style:font-style-asian="italic" style:font-name-complex="TimesNewRomanPS-BoldItalicMT" style:font-style-complex="italic"/>
    </style:style>
    <style:style style:name="T12" style:family="text">
      <style:text-properties style:font-name="Times New Roman" fo:font-weight="normal" style:font-weight-asian="normal" style:font-weight-complex="normal"/>
    </style:style>
    <style:style style:name="T13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-asian="TimesNewRomanPSMT" style:font-name-complex="TimesNewRomanPSMT"/>
    </style:style>
    <style:style style:name="T16" style:family="text">
      <style:text-properties style:font-name-asian="OpenSymbol" style:font-name-complex="OpenSymbol"/>
    </style:style>
    <style:style style:name="T17" style:family="text">
      <style:text-properties style:font-name-asian="Times New Roman1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2: Abstracción. Relación de problemas</text:p>
      <text:p text:style-name="P2"/>
      <text:p text:style-name="P3"><text:span text:style-name="T9">1. Definir el T.D.A Servidor de red. Un servidor es un punto de red que se encuentra </text:span>identificado por una dirección <text:span text:style-name="T10">ip. </text:span>Una dirección ip viene definida por cuatro dígitos que pueden tener valores que van desde 0 a 255. Se pide:</text:p>
      <text:p text:style-name="P6"><text:span text:style-name="T3">◦ </text:span><text:span text:style-name="T1">Dar la especificación del tipo Servidor. Además establecer las operaciones que manejan al T.D.A</text:span></text:p>
      <text:p text:style-name="P6"><text:span text:style-name="T3">◦ </text:span><text:span text:style-name="T1">Definir al menos dos </text:span><text:span text:style-name="T2">tipo rep.</text:span></text:p>
      <text:p text:style-name="P7"><text:span text:style-name="T3">◦ </text:span><text:span text:style-name="T4">Escoger uno de los </text:span><text:span text:style-name="T2">tipo rep </text:span><text:span text:style-name="T4">y para este establecer la función de abstracción e invariante de representación.</text:span></text:p>
      <text:p text:style-name="P7"><text:span text:style-name="T4"/></text:p>
      <text:p text:style-name="P7"><text:span text:style-name="T4">T.D.A Servidor:</text:span></text:p>
      <text:list xml:id="list8730778677715615059" text:style-name="L2">
        <text:list-item>
          <text:p text:style-name="P8"><text:span text:style-name="T4">Especificación: representa un servidor de red con una dirección ip determinada compuesta por cuatro dígitos.</text:span></text:p>
        </text:list-item>
        <text:list-item>
          <text:p text:style-name="P8"><text:span text:style-name="T4">Operaciones:</text:span></text:p>
          <text:list>
            <text:list-item>
              <text:p text:style-name="P8"><text:span text:style-name="T4">Servidor(): crea un servidor inicializado a 0.</text:span></text:p>
            </text:list-item>
            <text:list-item>
              <text:p text:style-name="P8"><text:span text:style-name="T4">Servidor(n): crea un servidor con la dirección n.</text:span></text:p>
            </text:list-item>
            <text:list-item>
              <text:p text:style-name="P8"><text:span text:style-name="T4">Servidor(otroServidor): crea un servidor a partir de otro ya existente.</text:span></text:p>
            </text:list-item>
            <text:list-item>
              <text:p text:style-name="P8"><text:span text:style-name="T4">GetIP(): devuelve la dirección ip del servidor.</text:span></text:p>
            </text:list-item>
            <text:list-item>
              <text:p text:style-name="P8"><text:span text:style-name="T4">setIP(m): asigna la dirección m al servidor.</text:span></text:p>
              <text:p text:style-name="P8"><text:span text:style-name="T4"/></text:p>
            </text:list-item>
          </text:list>
        </text:list-item>
        <text:list-item>
          <text:p text:style-name="P8"><text:span text:style-name="T4">Tipo rep:</text:span></text:p>
        </text:list-item>
      </text:list>
      <text:p text:style-name="P9"><text:span text:style-name="T4"><text:tab/>a) class Servidor{</text:span></text:p>
      <text:p text:style-name="P9"><text:span text:style-name="T4"><text:tab/><text:tab/>private:</text:span></text:p>
      <text:p text:style-name="P9"><text:span text:style-name="T4"><text:tab/><text:tab/><text:tab/>int digits[4];</text:span></text:p>
      <text:p text:style-name="P9"><text:span text:style-name="T4"><text:tab/>b) class Servidor{</text:span></text:p>
      <text:p text:style-name="P9"><text:span text:style-name="T4"><text:tab/><text:tab/>private:</text:span></text:p>
      <text:p text:style-name="P9"><text:span text:style-name="T4"><text:tab/><text:tab/><text:tab/>int digitos;//los concatena en un unico entero</text:span></text:p>
      <text:list xml:id="list1752263033302705015" text:style-name="L4">
        <text:list-item>
          <text:p text:style-name="P10"><text:span text:style-name="T4">Función de abstracción para el tipo rep a:</text:span></text:p>
        </text:list-item>
      </text:list>
      <text:p text:style-name="P9"><text:span text:style-name="T4"><text:tab/>x es un objeto de tipo rep a. f</text:span><text:span text:style-name="T13">ₐ</text:span><text:span text:style-name="T4">(x) = x[0].x[1].x[2].x[3];</text:span></text:p>
      <text:p text:style-name="P9"><text:span text:style-name="T4"/></text:p>
      <text:list xml:id="list1262376154234282905" text:style-name="L8">
        <text:list-item>
          <text:p text:style-name="P11"><text:span text:style-name="T4">Invariante de representación a: sea 0 </text:span><text:span text:style-name="T13">≤</text:span><text:span text:style-name="T4"> i </text:span><text:span text:style-name="T13">≤ 3, 0 ≤ digits[i] ≤ 255.</text:span></text:p>
        </text:list-item>
      </text:list>
      <text:p text:style-name="P9"><text:span text:style-name="T13"/></text:p>
      <text:p text:style-name="P5"><text:span text:style-name="T17">2.</text:span><text:span text:style-name="T15">Definir el T.D.A Subred. Este T.D.A es una colección de servidores (s</text:span><text:span text:style-name="T15">1</text:span><text:span text:style-name="T15">,s</text:span><text:span text:style-name="T15">2</text:span><text:span text:style-name="T15">,...,s</text:span><text:span text:style-name="T15">n</text:span><text:span text:style-name="T15">), según se ha</text:span></text:p>
      <text:p text:style-name="P4">definido el T.D.A Servidor en el ejercicio anterior. En el T.D.A. Subred también se almacena si dos servidores están conectados (existe un enlace directo) entre ellos. Se pide:</text:p>
      <text:p text:style-name="P4"><text:span text:style-name="T16">◦ </text:span>Dar la especificación del tipo Subred. Además establecer las operaciones que manejan a T.D.A</text:p>
      <text:p text:style-name="P4"><text:span text:style-name="T16">◦ </text:span>Definir al menos dos <text:span text:style-name="T11">tipo rep</text:span></text:p>
      <text:p text:style-name="P4"><text:span text:style-name="T16">◦ </text:span>Escoger uno de los <text:span text:style-name="T11">tipo rep </text:span>y para este establecer la función de abstracción e invariante de representación</text:p>
      <text:p text:style-name="P21"><text:span text:style-name="T4"/></text:p>
      <text:p text:style-name="P7"><text:span text:style-name="T4">T.D.A Subred:</text:span></text:p>
      <text:list xml:id="list39313023" text:continue-list="list8730778677715615059" text:style-name="L2">
        <text:list-item>
          <text:p text:style-name="P8"><text:span text:style-name="T4">Especificación: es una colección de servidores con una </text:span><text:span text:style-name="T5">capacidad n</text:span><text:span text:style-name="T4"> que contiene m servidores.</text:span></text:p>
        </text:list-item>
        <text:list-item>
          <text:p text:style-name="P8"><text:span text:style-name="T4">Operaciones:</text:span></text:p>
          <text:list>
            <text:list-item>
              <text:p text:style-name="P8"><text:span text:style-name="T4">SubRed(): crea una subred con una capacidad de 0 elementos.</text:span></text:p>
            </text:list-item>
            <text:list-item>
              <text:p text:style-name="P8"><text:span text:style-name="T4">SubRed(n): crea una subred con una capacidad n.</text:span></text:p>
            </text:list-item>
            <text:list-item>
              <text:p text:style-name="P8"><text:span text:style-name="T4">SubRed(otraSubred): crea una subred a partir de otra ya existente.</text:span></text:p>
            </text:list-item>
            <text:list-item>
              <text:p text:style-name="P8"><text:span text:style-name="T4">GetServidor(i): devuelve el servidor en la dirección i.</text:span></text:p>
            </text:list-item>
            <text:list-item>
              <text:p text:style-name="P8"><text:span text:style-name="T4">SetServidor(i, v): asigna el valor v al servidor situado en la dirección i.</text:span></text:p>
            </text:list-item>
            <text:list-item>
              <text:p text:style-name="P8"><text:span text:style-name="T4">GetCapacidad(): devuelve la capacidad de la subred.</text:span></text:p>
            </text:list-item>
            <text:list-item>
              <text:p text:style-name="P8"><text:soft-page-break/><text:span text:style-name="T4">GetUtils(): devuelve el numero de servidores en la subred.</text:span></text:p>
            </text:list-item>
            <text:list-item>
              <text:p text:style-name="P8"><text:span text:style-name="T4">Insertar(ele): inserta el servidor ele en la subred.</text:span></text:p>
            </text:list-item>
            <text:list-item>
              <text:p text:style-name="P8"><text:span text:style-name="T4">Borrar(i): borra el servidor de la posición i de la subred.</text:span></text:p>
            </text:list-item>
            <text:list-item>
              <text:p text:style-name="P8"><text:span text:style-name="T4">estanConectados(a, b): devuelve true si los servidores a y b están conectados y false en caso contrario.</text:span></text:p>
            </text:list-item>
            <text:list-item>
              <text:p text:style-name="P8"><text:span text:style-name="T4">Conectar(a, b): conecta los servidores a y b.</text:span></text:p>
            </text:list-item>
            <text:list-item>
              <text:p text:style-name="P8"><text:span text:style-name="T4">Desconectar(a, b): desconecta los servidores a y b.</text:span></text:p>
            </text:list-item>
          </text:list>
        </text:list-item>
      </text:list>
      <text:p text:style-name="P9"><text:span text:style-name="T4"/></text:p>
      <text:list xml:id="list39319880" text:continue-numbering="true" text:style-name="L2">
        <text:list-item>
          <text:p text:style-name="P8"><text:span text:style-name="T4">Tipo rep:</text:span></text:p>
        </text:list-item>
      </text:list>
      <text:p text:style-name="P9"><text:span text:style-name="T4"><text:tab/>a) class SubRed{</text:span></text:p>
      <text:p text:style-name="P9"><text:span text:style-name="T4"><text:tab/><text:tab/>private:</text:span></text:p>
      <text:p text:style-name="P9"><text:span text:style-name="T4"><text:tab/><text:tab/><text:tab/>Servidor* elementos;//array de elementos</text:span></text:p>
      <text:p text:style-name="P9"><text:span text:style-name="T4"><text:tab/><text:tab/><text:tab/>bool** conectados;//matriz de elementos conectados</text:span></text:p>
      <text:p text:style-name="P9"><text:span text:style-name="T4"><text:tab/><text:tab/><text:tab/>int capacidad;</text:span></text:p>
      <text:p text:style-name="P9"><text:span text:style-name="T4"><text:tab/><text:tab/><text:tab/>int utils;</text:span></text:p>
      <text:p text:style-name="P9"><text:span text:style-name="T4"><text:tab/>b) class SubRed{</text:span></text:p>
      <text:p text:style-name="P9"><text:span text:style-name="T4"><text:tab/><text:tab/>private:</text:span></text:p>
      <text:p text:style-name="P9"><text:span text:style-name="T4"><text:tab/><text:tab/><text:tab/>Servidor* elementos;</text:span></text:p>
      <text:p text:style-name="P9"><text:span text:style-name="T4"><text:tab/><text:tab/><text:tab/>bool* conectados;//las conexiones entre un servidor i con el resto se <text:tab/><text:tab/><text:tab/><text:tab/><text:tab/><text:tab/>encuentran entre las posiciones utils*i y utils*i + utils</text:span></text:p>
      <text:p text:style-name="P9"><text:span text:style-name="T4"><text:tab/><text:tab/><text:tab/>int capacidad;</text:span></text:p>
      <text:p text:style-name="P9"><text:span text:style-name="T4"><text:tab/><text:tab/><text:tab/>int utils;</text:span></text:p>
      <text:p text:style-name="P9"><text:span text:style-name="T4"><text:tab/><text:tab/><text:tab/>int conectados;//tamaño del array conectados</text:span></text:p>
      <text:p text:style-name="P9"><text:span text:style-name="T4"/></text:p>
      <text:list xml:id="list7595446093305981585" text:style-name="L9">
        <text:list-item>
          <text:p text:style-name="P12"><text:span text:style-name="T4">Función de abstracción para el tipo rep a:</text:span></text:p>
        </text:list-item>
      </text:list>
      <text:p text:style-name="P9"><text:span text:style-name="T4"><text:s text:c="10"/>x es un objeto de tipo rep a. f</text:span><text:span text:style-name="T13">ₐ</text:span><text:span text:style-name="T4">(x) = x.elementos[0], x.elementos[1],..., x.elementos[utils-1];</text:span></text:p>
      <text:list xml:id="list5990673514529991157" text:style-name="L10">
        <text:list-item>
          <text:p text:style-name="P13"><text:span text:style-name="T4">Invariante de representación a: </text:span><text:span text:style-name="T13">capacidad ≥ 0, utils ≥ 0.</text:span></text:p>
        </text:list-item>
      </text:list>
      <text:p text:style-name="P9"><text:span text:style-name="T13"/></text:p>
      <text:p text:style-name="P18"><text:span text:style-name="T14">3. </text:span><text:span text:style-name="T6">Definir el T.D.A Punto Geográfico. Un punto geográfico se define por una latitud y longitud. La latitud es la distancia en grados desde la línea del Ecuador a los Polos. Su rango va desde -90º a 90º. La longitud es la distancia desde el meriadiano 0 al punto donde estamos. El rango de valores que adopta va desde -180º a 180º. Se pide</text:span></text:p>
      <text:p text:style-name="P6"><text:span text:style-name="T3">◦ </text:span><text:span text:style-name="T1">Dar la especificación del tipo Punto Geográfico. Además establecer las operaciones que manejan a T.D.A</text:span></text:p>
      <text:p text:style-name="P6"><text:span text:style-name="T3">◦ </text:span><text:span text:style-name="T1">Definir al menos dos </text:span><text:span text:style-name="T2">tipo rep</text:span></text:p>
      <text:p text:style-name="P7"><text:span text:style-name="T3">◦ </text:span><text:span text:style-name="T4">Escoger uno de los </text:span><text:span text:style-name="T2">tipo rep </text:span><text:span text:style-name="T4">y para este establecer la función de abstracción e invariante de representación</text:span></text:p>
      <text:p text:style-name="P7"><text:span text:style-name="T4"/></text:p>
      <text:p text:style-name="P7"><text:span text:style-name="T4">T.D.A Punto Geográfico:</text:span></text:p>
      <text:list xml:id="list39316155" text:continue-list="list39319880" text:style-name="L2">
        <text:list-item>
          <text:p text:style-name="P8"><text:span text:style-name="T4">Especificación: es un par de dos elementos( latitud, longitud) que representan una ubicación geográfica.</text:span></text:p>
        </text:list-item>
        <text:list-item>
          <text:p text:style-name="P8"><text:span text:style-name="T4">Operaciones:</text:span></text:p>
          <text:list>
            <text:list-item>
              <text:p text:style-name="P8"><text:span text:style-name="T4">PuntoGeográfico(): crea un punto geográfico con latitud y longitud igual a 0.</text:span></text:p>
            </text:list-item>
            <text:list-item>
              <text:p text:style-name="P8"><text:span text:style-name="T4">PuntoGeográfico(lat, lon): crea un punto geográfico con la latitud lat y la longitud lon.</text:span></text:p>
            </text:list-item>
            <text:list-item>
              <text:p text:style-name="P8"><text:span text:style-name="T4">PuntoGeográfico(otroPunto): crea un un punto geográfico a partir de otro ya existente.</text:span></text:p>
            </text:list-item>
            <text:list-item>
              <text:p text:style-name="P8"><text:span text:style-name="T4">GetLat(): devuelve la latitud del punto.</text:span></text:p>
            </text:list-item>
            <text:list-item>
              <text:p text:style-name="P8"><text:span text:style-name="T4">GetLon(): devuelve la longitud del punto.</text:span></text:p>
            </text:list-item>
            <text:list-item>
              <text:p text:style-name="P8"><text:span text:style-name="T4">SetLat(lat): <text:s/>asigna la latitud lat al punto.</text:span></text:p>
            </text:list-item>
            <text:list-item>
              <text:p text:style-name="P8"><text:span text:style-name="T4">SetLon(lon): <text:s/>asigna la longitud lon al punto.</text:span></text:p>
            </text:list-item>
          </text:list>
        </text:list-item>
      </text:list>
      <text:p text:style-name="P9"><text:span text:style-name="T4"/></text:p>
      <text:p text:style-name="P9"><text:span text:style-name="T4"/></text:p>
      <text:list xml:id="list39329797" text:continue-numbering="true" text:style-name="L2">
        <text:list-item>
          <text:p text:style-name="P8"><text:soft-page-break/><text:span text:style-name="T4">Tipo rep:</text:span></text:p>
        </text:list-item>
      </text:list>
      <text:p text:style-name="P9"><text:span text:style-name="T4"><text:tab/>a) class PuntoGeografico{</text:span></text:p>
      <text:p text:style-name="P9"><text:span text:style-name="T4"><text:tab/><text:tab/>private:</text:span></text:p>
      <text:p text:style-name="P9"><text:span text:style-name="T4"><text:tab/><text:tab/><text:tab/>float lat, lon;//valores en radianes</text:span></text:p>
      <text:p text:style-name="P9"><text:span text:style-name="T4"><text:tab/>b) class PuntoGeografico{</text:span></text:p>
      <text:p text:style-name="P9"><text:span text:style-name="T4"><text:tab/><text:tab/>private:</text:span></text:p>
      <text:p text:style-name="P9"><text:span text:style-name="T4"><text:tab/><text:tab/><text:tab/>int lon, lat;//valores en grados</text:span></text:p>
      <text:list xml:id="list1856680198357470094" text:style-name="L11">
        <text:list-item>
          <text:p text:style-name="P14"><text:span text:style-name="T4">Función de abstracción para el tipo rep b:</text:span></text:p>
        </text:list-item>
      </text:list>
      <text:p text:style-name="P9"><text:span text:style-name="T4"><text:tab/>x es un objeto de tipo rep a. f</text:span><text:span text:style-name="T13">ₐ</text:span><text:span text:style-name="T4">(x) = x.lat, x.lon;</text:span></text:p>
      <text:p text:style-name="P9"><text:span text:style-name="T4"/></text:p>
      <text:list xml:id="list6728528574577095338" text:style-name="L12">
        <text:list-item>
          <text:p text:style-name="P15"><text:span text:style-name="T4">Invariante de representación b: -90 </text:span><text:span text:style-name="T13">≤ lat ≤ 90, -180 ≤ lon ≤ 180</text:span></text:p>
        </text:list-item>
      </text:list>
      <text:p text:style-name="P9"><text:span text:style-name="T13"/></text:p>
      <text:p text:style-name="P18"><text:span text:style-name="T14">4. </text:span><text:span text:style-name="T6">Definir el T.D.A Ruta. Una ruta es una secuencia de puntos geográficos (ver ejercicio anterior). Se pide:</text:span></text:p>
      <text:p text:style-name="P6"><text:span text:style-name="T3">◦ </text:span><text:span text:style-name="T1">Dar la especificación del tipo Ruta. Además establecer las operaciones que manejan a T.D.A</text:span></text:p>
      <text:p text:style-name="P6"><text:span text:style-name="T3">◦ </text:span><text:span text:style-name="T1">Definir al menos dos </text:span><text:span text:style-name="T2">tipo rep</text:span></text:p>
      <text:p text:style-name="P7"><text:span text:style-name="T3">◦ </text:span><text:span text:style-name="T4">Escoger uno de los </text:span><text:span text:style-name="T2">tipo rep </text:span><text:span text:style-name="T4">y para este establecer la función de abstracción e invariante de representación</text:span></text:p>
      <text:p text:style-name="P7"/>
      <text:p text:style-name="P7">T.D.A Ruta:</text:p>
      <text:list xml:id="list39335561" text:continue-list="list39329797" text:style-name="L2">
        <text:list-item>
          <text:p text:style-name="P8"><text:span text:style-name="T4">Especificación: es una colección de puntos geográficos con una </text:span><text:span text:style-name="T5">capacidad n</text:span><text:span text:style-name="T4"> que contiene m puntos geográficos.</text:span></text:p>
        </text:list-item>
        <text:list-item>
          <text:p text:style-name="P8"><text:span text:style-name="T4">Operaciones:</text:span></text:p>
          <text:list>
            <text:list-item>
              <text:p text:style-name="P8"><text:span text:style-name="T4">Ruta(): crea una ruta con una capacidad de 0 elementos.</text:span></text:p>
            </text:list-item>
            <text:list-item>
              <text:p text:style-name="P8"><text:span text:style-name="T4">Ruta(n): crea una ruta con una capacidad n.</text:span></text:p>
            </text:list-item>
            <text:list-item>
              <text:p text:style-name="P8"><text:span text:style-name="T4">Ruta(otraRuta): crea una ruta a partir de otra ya existente.</text:span></text:p>
            </text:list-item>
            <text:list-item>
              <text:p text:style-name="P8"><text:span text:style-name="T4">GetPunto(i): devuelve el punto geográfico en la dirección i.</text:span></text:p>
            </text:list-item>
            <text:list-item>
              <text:p text:style-name="P8"><text:span text:style-name="T4">SetPunto(i, v): asigna el valor v al punto situado en la dirección i.</text:span></text:p>
            </text:list-item>
            <text:list-item>
              <text:p text:style-name="P8"><text:span text:style-name="T4">GetCapacidad(): devuelve la capacidad de la ruta.</text:span></text:p>
            </text:list-item>
            <text:list-item>
              <text:p text:style-name="P8"><text:span text:style-name="T4">GetUtils(): devuelve el numero de puntos geográficos en la ruta.</text:span></text:p>
            </text:list-item>
            <text:list-item>
              <text:p text:style-name="P8"><text:span text:style-name="T4">Insertar(ele): inserta el punto geográfico ele en la ruta.</text:span></text:p>
            </text:list-item>
            <text:list-item>
              <text:p text:style-name="P8"><text:span text:style-name="T4">Borrar(i): borra el punto geográfico de la posición i de la ruta.</text:span></text:p>
            </text:list-item>
            <text:list-item>
              <text:p text:style-name="P8"><text:span text:style-name="T4">LongitudRuta(): devuelve la longitud de la ruta en kilometros.</text:span></text:p>
            </text:list-item>
          </text:list>
        </text:list-item>
      </text:list>
      <text:p text:style-name="P9"><text:span text:style-name="T4"/></text:p>
      <text:list xml:id="list39327315" text:continue-numbering="true" text:style-name="L2">
        <text:list-item>
          <text:p text:style-name="P8"><text:span text:style-name="T4">Tipo rep:</text:span></text:p>
        </text:list-item>
      </text:list>
      <text:p text:style-name="P9"><text:span text:style-name="T4"><text:tab/>a) class Ruta{</text:span></text:p>
      <text:p text:style-name="P9"><text:span text:style-name="T4"><text:tab/><text:tab/>private:</text:span></text:p>
      <text:p text:style-name="P9"><text:span text:style-name="T4"><text:tab/><text:tab/><text:tab/>PuntoGeográfico* ruta;</text:span></text:p>
      <text:p text:style-name="P9"><text:span text:style-name="T4"><text:tab/><text:tab/><text:tab/>int capacidad;</text:span></text:p>
      <text:p text:style-name="P9"><text:span text:style-name="T4"><text:tab/><text:tab/><text:tab/>int utils;</text:span></text:p>
      <text:p text:style-name="P9"><text:span text:style-name="T4"/></text:p>
      <text:p text:style-name="P9"><text:span text:style-name="T4">Implementación a partir de celdas enlazadas:</text:span></text:p>
      <text:p text:style-name="P9"><text:span text:style-name="T4">struct Celda{</text:span></text:p>
      <text:p text:style-name="P9"><text:span text:style-name="T4">PuntoGeográfico elemento;</text:span></text:p>
      <text:p text:style-name="P9"><text:span text:style-name="T4">Celda* siguiente;</text:span></text:p>
      <text:p text:style-name="P9"><text:span text:style-name="T4">}</text:span></text:p>
      <text:p text:style-name="P9"><text:span text:style-name="T4"><text:tab/>b) class Ruta{</text:span></text:p>
      <text:p text:style-name="P9"><text:span text:style-name="T4"><text:tab/><text:tab/>private:</text:span></text:p>
      <text:p text:style-name="P9"><text:span text:style-name="T4"><text:tab/><text:tab/><text:tab/>Celda* primera;</text:span></text:p>
      <text:p text:style-name="P9"><text:span text:style-name="T4"><text:tab/><text:tab/><text:tab/>int capacidad;//en este caso capacidad y elementos utiles vale lo mismo</text:span></text:p>
      <text:p text:style-name="P9"><text:span text:style-name="T4"/></text:p>
      <text:list xml:id="list7351449466496646870" text:style-name="L13">
        <text:list-item>
          <text:p text:style-name="P16"><text:soft-page-break/><text:span text:style-name="T4">Función de abstracción para el tipo rep a:</text:span></text:p>
        </text:list-item>
      </text:list>
      <text:p text:style-name="P9"><text:span text:style-name="T4"><text:tab/>x es un objeto de tipo rep a. f</text:span><text:span text:style-name="T13">ₐ</text:span><text:span text:style-name="T4">(x) = x.ruta[0], x.ruta[1],..., x.ruta[utils-1];</text:span></text:p>
      <text:p text:style-name="P9"><text:span text:style-name="T4"/></text:p>
      <text:list xml:id="list2632293403092644595" text:style-name="L14">
        <text:list-item>
          <text:p text:style-name="P17"><text:span text:style-name="T4">Invariante de representación a: </text:span><text:span text:style-name="T13">capacidad ≥ 0, utils ≥ 0.</text:span></text:p>
        </text:list-item>
      </text:list>
      <text:p text:style-name="P9"><text:span text:style-name="T13"/></text:p>
      <text:p text:style-name="P18"><text:span text:style-name="T14">5. </text:span><text:span text:style-name="T8">Dar una especificación para la función que permite derivar un polinomio. Suponiendo que tenemos el TDA Polinomio, la cabecera de la función derivada sería asi:</text:span></text:p>
      <text:p text:style-name="P19"><text:span text:style-name="T7">void Derivar(const Polinomio &amp; p_origen, Polinomio &amp; p_derivada);</text:span></text:p>
      <text:p text:style-name="P19"><text:span text:style-name="T14"/></text:p>
      <text:p text:style-name="P20"><text:span text:style-name="T14">La función derivar toma como constante y pasando por referencia el polinomio p_origen, obtiene la derivada de cada una de sus componentes y las guarda en la variable p_derivada, generando un nuevo polinomio, siendo este la derivada total del polinomio ori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s" fo:country="ES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guel Roldan</meta:initial-creator>
    <meta:creation-date>2018-12-02T16:28:35.72</meta:creation-date>
    <dc:date>2018-12-02T19:12:29.64</dc:date>
    <dc:creator>Miguel Roldan</dc:creator>
    <meta:editing-duration>PT1H9M16S</meta:editing-duration>
    <meta:editing-cycles>8</meta:editing-cycles>
    <meta:generator>OpenOffice/4.1.4$Win32 OpenOffice.org_project/414m5$Build-9788</meta:generator>
    <meta:document-statistic meta:table-count="0" meta:image-count="0" meta:object-count="0" meta:page-count="4" meta:paragraph-count="122" meta:word-count="1121" meta:character-count="6717"/>
  </office:meta>
</office:document-meta>
</file>